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808080" draw:marker-start-width="0.355cm" draw:marker-end-width="0.355cm" draw:fill-color="#e6e6e6" draw:textarea-horizontal-align="justify" draw:textarea-vertical-align="middle" draw:auto-grow-height="false" fo:min-height="1.761cm" fo:min-width="6.43cm" fo:padding-top="0.15cm" fo:padding-bottom="0.15cm" fo:padding-left="0.275cm" fo:padding-right="0.275cm"/>
    </style:style>
    <style:style style:name="gr2" style:family="graphic" style:parent-style-name="db">
      <style:graphic-properties fo:min-height="0.503cm" fo:min-width="1.592cm"/>
    </style:style>
    <style:style style:name="gr3" style:family="graphic" style:parent-style-name="standard">
      <style:graphic-properties draw:stroke="none" svg:stroke-color="#000000" draw:fill="none" draw:fill-color="#ffffff" fo:min-height="0.527cm"/>
    </style:style>
    <style:style style:name="gr4" style:family="graphic" style:parent-style-name="standard">
      <style:graphic-properties draw:stroke="dash" draw:stroke-dash="Fine_20_Dashed" svg:stroke-width="0.05cm" svg:stroke-color="#808080" draw:marker-start-width="0.355cm" draw:marker-end-width="0.355cm" draw:fill-color="#e6e6e6" draw:textarea-horizontal-align="justify" draw:textarea-vertical-align="middle" draw:auto-grow-height="false" fo:min-height="1.753cm" fo:min-width="6.469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cm" svg:stroke-color="#808080" draw:marker-start-width="0.355cm" draw:marker-end-width="0.355cm" draw:fill-color="#e6e6e6" draw:textarea-horizontal-align="justify" draw:textarea-vertical-align="middle" draw:auto-grow-height="false" fo:min-height="2.049cm" fo:min-width="6.852cm" fo:padding-top="0.15cm" fo:padding-bottom="0.15cm" fo:padding-left="0.275cm" fo:padding-right="0.275cm"/>
    </style:style>
    <style:style style:name="gr6" style:family="graphic" style:parent-style-name="db">
      <style:graphic-properties fo:min-height="0.635cm" fo:min-width="2.347cm"/>
    </style:style>
    <style:style style:name="gr7" style:family="graphic" style:parent-style-name="db">
      <style:graphic-properties fo:min-height="0.65cm" fo:min-width="2.319cm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gr9" style:family="graphic" style:parent-style-name="process">
      <style:graphic-properties fo:min-height="1.068cm" fo:min-width="1.751cm"/>
    </style:style>
    <style:style style:name="gr10" style:family="graphic" style:parent-style-name="db">
      <style:graphic-properties fo:min-height="0.564cm" fo:min-width="2.459cm"/>
    </style:style>
    <style:style style:name="gr11" style:family="graphic" style:parent-style-name="db">
      <style:graphic-properties fo:min-height="0.61cm" fo:min-width="2.112cm"/>
    </style:style>
    <style:style style:name="gr12" style:family="graphic" style:parent-style-name="process">
      <style:graphic-properties fo:min-height="1.022cm" fo:min-width="1.687cm"/>
    </style:style>
    <style:style style:name="gr13" style:family="graphic" style:parent-style-name="process">
      <style:graphic-properties fo:min-height="1.253cm" fo:min-width="1.952cm"/>
    </style:style>
    <style:style style:name="gr14" style:family="graphic" style:parent-style-name="standard">
      <style:graphic-properties draw:stroke="none" svg:stroke-color="#000000" draw:fill="none" draw:fill-color="#ffffff" fo:min-height="0.507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202cm" svg:height="2.283cm" svg:x="0.435cm" svg:y="7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layer="layout" svg:width="1.791cm" svg:height="0.874cm" svg:x="5.634cm" svg:y="8.89cm">
            <text:p>report.tsv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layer="layout" svg:width="1.791cm" svg:height="0.874cm" svg:x="0.778cm" svg:y="8.89cm">
            <text:p>assemblies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" draw:layer="layout" svg:width="1.791cm" svg:height="0.874cm" svg:x="3.167cm" svg:y="8.89cm">
            <text:p>logs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3" draw:text-style-name="P2" draw:layer="layout" svg:width="6.777cm" svg:height="0.777cm" svg:x="0.653cm" svg:y="7.956cm">
            <draw:text-box>
              <text:p><text:span text:style-name="T1">ariba run output directory</text:span></text:p>
            </draw:text-box>
          </draw:frame>
        </draw:g>
        <draw:custom-shape draw:style-name="gr4" draw:text-style-name="P1" draw:layer="layout" svg:width="7.241cm" svg:height="2.275cm" svg:x="7.914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7.656cm" svg:height="2.603cm" svg:x="4.192cm" svg:y="0.1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xml:id="id8" draw:id="id8" draw:layer="layout" svg:width="2.546cm" svg:height="1.58cm" svg:x="4.662cm" svg:y="0.822cm">
          <text:p>Reference sequences (FASTA)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xml:id="id12" draw:id="id12" draw:layer="layout" svg:width="2.518cm" svg:height="1.609cm" svg:x="8.968cm" svg:y="0.808cm">
          <text:p>Optional metadata (TSV)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2" draw:layer="layout" svg:width="6.777cm" svg:height="1.039cm" svg:x="4.959cm" svg:y="0.143cm">
          <draw:text-box>
            <text:p><text:span text:style-name="T1">Made by getref, or supplied by user</text:span></text:p>
          </draw:text-box>
        </draw:frame>
        <draw:custom-shape draw:style-name="gr9" xml:id="id9" draw:id="id9" draw:layer="layout" svg:width="2.107cm" svg:height="1.368cm" svg:x="9.189cm" svg:y="3.522cm">
          <text:p>ariba prepareref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xml:id="id6" draw:id="id6" draw:layer="layout" svg:width="2.658cm" svg:height="1.446cm" svg:x="0.766cm" svg:y="0.889cm">
          <text:p>Paired read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xml:id="id10" draw:id="id10" draw:layer="layout" svg:width="2.311cm" svg:height="1.534cm" svg:x="7.085cm" svg:y="5.453cm">
          <text:p>Reference dat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xml:id="id7" draw:id="id7" draw:layer="layout" svg:width="2.037cm" svg:height="1.318cm" svg:x="3.017cm" svg:y="5.561cm">
          <text:p>ariba</text:p>
          <text:p>ru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file" xml:id="id13" draw:id="id13" draw:layer="layout" svg:width="1.791cm" svg:height="0.874cm" svg:x="8.159cm" svg:y="8.89cm">
          <text:p>report_2.t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file" xml:id="id4" draw:id="id4" draw:layer="layout" svg:width="1.791cm" svg:height="0.874cm" svg:x="10.654cm" svg:y="8.89cm">
          <text:p>report_3.t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file" xml:id="id5" draw:id="id5" draw:layer="layout" svg:width="1.791cm" svg:height="0.874cm" svg:x="13.036cm" svg:y="8.89cm">
          <text:p>report_N.tsv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3" xml:id="id1" draw:id="id1" draw:layer="layout" svg:width="2.324cm" svg:height="1.569cm" svg:x="7.892cm" svg:y="10.991cm">
          <text:p>ariba summary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file" xml:id="id2" draw:id="id2" draw:layer="layout" svg:width="3.094cm" svg:height="1.312cm" svg:x="7.507cm" svg:y="13.636cm">
          <text:p>CSV and Phandango file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arrow" draw:layer="layout" draw:type="line" svg:x1="9.054cm" svg:y1="12.56cm" svg:x2="9.054cm" svg:y2="13.636cm" draw:start-shape="id1" draw:start-glue-point="6" draw:end-shape="id2" draw:end-glue-point="5" svg:d="M9054 12560v1076" svg:viewBox="0 0 1 1077">
          <text:p/>
        </draw:connector>
        <draw:g>
          <draw:custom-shape draw:style-name="gr1" draw:text-style-name="P1" draw:layer="layout" svg:width="7.202cm" svg:height="2.283cm" svg:x="0.434cm" svg:y="7.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file" xml:id="id3" draw:id="id3" draw:layer="layout" svg:width="1.791cm" svg:height="0.874cm" svg:x="5.633cm" svg:y="8.89cm">
            <text:p>report.tsv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file" draw:layer="layout" svg:width="1.791cm" svg:height="0.874cm" svg:x="0.777cm" svg:y="8.89cm">
            <text:p>assemblies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file" draw:layer="layout" svg:width="1.791cm" svg:height="0.874cm" svg:x="3.166cm" svg:y="8.89cm">
            <text:p>logs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frame draw:style-name="gr3" draw:text-style-name="P2" xml:id="id11" draw:id="id11" draw:layer="layout" svg:width="6.777cm" svg:height="0.777cm" svg:x="0.652cm" svg:y="7.956cm">
            <draw:text-box>
              <text:p><text:span text:style-name="T1">ariba run output directory</text:span></text:p>
            </draw:text-box>
          </draw:frame>
        </draw:g>
        <draw:connector draw:style-name="arrow" draw:layer="layout" svg:x1="6.529cm" svg:y1="9.713cm" svg:x2="7.892cm" svg:y2="11.776cm" draw:start-shape="id3" draw:start-glue-point="6" draw:end-shape="id1" draw:end-glue-point="5" svg:d="M6529 9713v2063h1363" svg:viewBox="0 0 1364 2064">
          <text:p/>
        </draw:connector>
        <draw:connector draw:style-name="arrow" draw:layer="layout" svg:x1="11.55cm" svg:y1="9.713cm" svg:x2="10.216cm" svg:y2="11.776cm" draw:start-shape="id4" draw:start-glue-point="6" draw:end-shape="id1" draw:end-glue-point="7" svg:d="M11550 9713v2063h-1334" svg:viewBox="0 0 1335 2064">
          <text:p/>
        </draw:connector>
        <draw:connector draw:style-name="arrow" draw:layer="layout" svg:x1="13.932cm" svg:y1="9.713cm" svg:x2="10.216cm" svg:y2="11.776cm" draw:start-shape="id5" draw:start-glue-point="6" draw:end-shape="id1" draw:end-glue-point="7" svg:d="M13932 9713v2063h-3716" svg:viewBox="0 0 3717 2064">
          <text:p/>
        </draw:connector>
        <draw:connector draw:style-name="arrow" draw:layer="layout" svg:x1="2.095cm" svg:y1="2.335cm" svg:x2="3.017cm" svg:y2="6.22cm" draw:start-shape="id6" draw:start-glue-point="7" draw:end-shape="id7" draw:end-glue-point="5" svg:d="M2095 2335v3885h922" svg:viewBox="0 0 923 3886">
          <text:p/>
        </draw:connector>
        <draw:connector draw:style-name="arrow" draw:layer="layout" svg:x1="5.935cm" svg:y1="2.402cm" svg:x2="9.189cm" svg:y2="4.206cm" draw:start-shape="id8" draw:start-glue-point="7" draw:end-shape="id9" draw:end-glue-point="5" svg:d="M5935 2402v1804h3254" svg:viewBox="0 0 3255 1805">
          <text:p/>
        </draw:connector>
        <draw:connector draw:style-name="arrow" draw:layer="layout" draw:type="line" svg:x1="7.085cm" svg:y1="6.22cm" svg:x2="5.054cm" svg:y2="6.22cm" draw:start-shape="id10" draw:start-glue-point="6" draw:end-shape="id7" draw:end-glue-point="7" svg:d="M7085 6220h-2031" svg:viewBox="0 0 2032 1">
          <text:p/>
        </draw:connector>
        <draw:connector draw:style-name="arrow" draw:layer="layout" draw:type="line" svg:x1="4.036cm" svg:y1="6.879cm" svg:x2="4.04cm" svg:y2="7.956cm" draw:start-shape="id7" draw:start-glue-point="6" draw:end-shape="id11" draw:end-glue-point="0" svg:d="M4036 6879l4 1077" svg:viewBox="0 0 5 1078">
          <text:p/>
        </draw:connector>
        <draw:connector draw:style-name="arrow" draw:layer="layout" draw:type="line" svg:x1="10.227cm" svg:y1="2.417cm" svg:x2="10.243cm" svg:y2="3.522cm" draw:start-shape="id12" draw:start-glue-point="7" draw:end-shape="id9" draw:end-glue-point="4" svg:d="M10227 2417l16 1105" svg:viewBox="0 0 17 1106">
          <text:p/>
        </draw:connector>
        <draw:connector draw:style-name="arrow" draw:layer="layout" svg:x1="10.243cm" svg:y1="4.89cm" svg:x2="9.396cm" svg:y2="6.22cm" draw:start-shape="id9" draw:start-glue-point="6" draw:end-shape="id10" svg:d="M10243 4890v1330h-847" svg:viewBox="0 0 848 1331">
          <text:p/>
        </draw:connector>
        <draw:connector draw:style-name="arrow" draw:layer="layout" draw:type="line" svg:x1="9.055cm" svg:y1="9.713cm" svg:x2="9.054cm" svg:y2="10.991cm" draw:start-shape="id13" draw:start-glue-point="6" draw:end-shape="id1" draw:end-glue-point="4" svg:d="M9055 9713l-1 1278" svg:viewBox="0 0 2 1279">
          <text:p/>
        </draw:connector>
        <draw:frame draw:style-name="gr14" draw:text-style-name="P2" draw:layer="layout" svg:width="6.777cm" svg:height="0.757cm" svg:x="8.172cm" svg:y="7.976cm">
          <draw:text-box>
            <text:p><text:span text:style-name="T1">Reports from other ru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7" draw:display-name="Gradient 17" draw:style="linear" draw:start-color="#3465a4" draw:end-color="#ffffff" draw:start-intensity="100%" draw:end-intensity="100%" draw:angle="0" draw:border="0%"/>
    <draw:gradient draw:name="Gradient_20_18" draw:display-name="Gradient 18" draw:style="linear" draw:start-color="#3465a4" draw:end-color="#ffffff" draw:start-intensity="100%" draw:end-intensity="100%" draw:angle="0" draw:border="0%"/>
    <draw:gradient draw:name="Gradient_20_21" draw:display-name="Gradient 2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b" style:family="graphic" style:parent-style-name="standard">
      <style:graphic-properties draw:stroke-dash="Dashed_20__28_var_29__20_4" svg:stroke-width="0.05cm" svg:stroke-color="#000000" draw:marker-start-width="0.28cm" draw:marker-end-width="0.28cm" draw:fill-color="#e5d1ff" draw:fill-gradient-name="Gradient_20_21" draw:fill-hatch-name="Hatching_20_1" draw:fill-image-name="Bitmap_20_1" draw:fill-image-width="0cm" draw:fill-image-height="0cm" draw:textarea-horizontal-align="justify" draw:textarea-vertical-align="middle" draw:auto-grow-height="false" draw:fit-to-size="shrink-to-fit" fo:min-height="0.194cm" fo:min-width="0.861cm" fo:padding-top="0.1cm" fo:padding-bottom="0.1cm" fo:padding-left="0.1cm" fo:padding-right="0.1cm" fo:wrap-option="wrap"/>
      <style:paragraph-properties fo:text-align="center" style:writing-mode="lr-tb"/>
      <style:text-properties fo:font-size="10pt"/>
    </style:style>
    <style:style style:name="process" style:family="graphic" style:parent-style-name="db">
      <style:graphic-properties svg:stroke-width="0.05cm" svg:stroke-color="#000000" draw:marker-start-width="0cm" draw:marker-end-width="0cm" draw:fill-color="#e5e5e5" draw:fill-image-width="0cm" draw:fill-image-height="0cm" fo:wrap-option="wrap"/>
      <style:paragraph-properties style:writing-mode="lr-tb"/>
    </style:style>
    <style:style style:name="cluster" style:family="graphic" style:parent-style-name="standard">
      <style:graphic-properties draw:stroke-dash="Dashed_20__28_var_29__20_4" svg:stroke-width="0.05cm" svg:stroke-color="#000000" draw:marker-start-width="0.28cm" draw:marker-end-width="0.28cm" draw:fill-color="#83caff" draw:fill-gradient-name="Gradient_20_17" draw:fill-hatch-name="Hatching_20_1" draw:fill-image-name="Bitmap_20_1" draw:fill-image-width="0cm" draw:fill-image-height="0cm" draw:textarea-horizontal-align="justify" draw:textarea-vertical-align="middle" draw:auto-grow-height="false" fo:min-height="1.175cm" fo:min-width="2.02cm" fo:padding-top="0.2cm" fo:padding-bottom="0.2cm" fo:padding-left="0.2cm" fo:padding-right="0.2cm"/>
      <style:paragraph-properties fo:text-align="center">
        <style:tab-stops/>
      </style:paragraph-properties>
      <style:text-properties fo:font-size="14pt"/>
    </style:style>
    <style:style style:name="dashed_20_line" style:display-name="dashed line" style:family="graphic" style:parent-style-name="objectwithoutfill">
      <style:graphic-properties draw:stroke="dash" draw:stroke-dash="Ultrafine_20_Dotted_20__28_var_29_" svg:stroke-width="0.2cm" svg:stroke-color="#83caff" draw:marker-start-width="0.5cm" draw:marker-end-width="0.5cm" draw:fill="none" draw:fill-gradient-name="Gradient_20_17" draw:fill-hatch-name="Hatching_20_1" draw:fill-image-name="Bitmap_20_1" draw:textarea-vertical-align="middle"/>
      <style:paragraph-properties fo:text-align="center"/>
    </style:style>
    <style:style style:name="callout" style:family="graphic" style:parent-style-name="cluster">
      <style:graphic-properties svg:stroke-width="0.05cm" draw:marker-start-width="0.28cm" draw:marker-end-width="0.28cm" draw:fill-color="#e6e6ff" fo:wrap-option="no-wrap"/>
    </style:style>
    <style:style style:name="arrow" style:family="graphic" style:parent-style-name="objectwithoutfill">
      <style:graphic-properties draw:stroke-dash="Dashed_20__28_var_29__20_4" svg:stroke-width="0.05cm" draw:marker-start-width="0.28cm" draw:marker-end="Arrow" draw:marker-end-width="0.38cm" draw:fill="none" draw:fill-gradient-name="Gradient_20_18" draw:fill-hatch-name="Hatching_20_1" draw:fill-image-name="Bitmap_20_1" draw:textarea-vertical-align="middle"/>
      <style:paragraph-properties fo:text-align="center"/>
    </style:style>
    <style:style style:name="arrow_20_bent" style:display-name="arrow bent" style:family="graphic" style:parent-style-name="objectwithoutfill">
      <style:graphic-properties draw:stroke-dash="Dashed_20__28_var_29__20_4" svg:stroke-width="0.05cm" draw:marker-start-width="0.28cm" draw:marker-end="Arrow" draw:marker-end-width="0.38cm" draw:fill="none" draw:fill-gradient-name="Gradient_20_18" draw:fill-hatch-name="Hatching_20_1" draw:fill-image-name="Bitmap_20_1" draw:textarea-vertical-align="middle"/>
      <style:paragraph-properties fo:text-align="center"/>
    </style:style>
    <style:style style:name="file" style:family="graphic" style:parent-style-name="db">
      <style:graphic-properties draw:fill-color="#bfdbbf" fo:min-height="0.503cm" fo:min-width="1.592cm"/>
      <style:paragraph-properties style:writing-mode="lr-tb"/>
    </style:style>
  </office:styles>
  <office:automatic-styles>
    <style:page-layout style:name="PM0">
      <style:page-layout-properties fo:margin-top="0cm" fo:margin-bottom="0cm" fo:margin-left="0cm" fo:margin-right="0cm" fo:page-width="15.5cm" fo:page-height="1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unt</meta:initial-creator>
    <meta:creation-date>2015-02-11T12:02:42.645686000</meta:creation-date>
    <dc:date>2016-10-17T15:41:06.724965000</dc:date>
    <dc:creator>Martin Hunt</dc:creator>
    <meta:editing-duration>P1DT7H36M36S</meta:editing-duration>
    <meta:editing-cycles>46</meta:editing-cycles>
    <meta:generator>LibreOffice/5.2.1.2$MacOSX_X86_64 LibreOffice_project/31dd62db80d4e60af04904455ec9c9219178d620</meta:generator>
    <meta:document-statistic meta:object-count="38"/>
  </office:meta>
</office:document-meta>
</file>